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0E8000000F83A9A812F868ACB73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368cm"/>
    </style:style>
    <style:style style:name="gr3" style:family="graphic" style:parent-style-name="standard">
      <style:graphic-properties draw:stroke="none" svg:stroke-color="#000000" draw:fill="none" draw:fill-color="#ffffff" fo:min-height="0.46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style:font-name="Bitstream Vera Sans" fo:font-size="9pt" style:font-size-asian="9pt" style:font-size-complex="9pt"/>
    </style:style>
    <style:style style:name="T1" style:family="text">
      <style:text-properties style:font-name="Bitstream Vera Sans"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4.603cm" svg:height="4.92cm" svg:x="7.096cm" svg:y="11.447cm">
            <draw:image xlink:href="Pictures/10000000000000E8000000F83A9A812F868ACB73.png" xlink:type="simple" xlink:show="embed" xlink:actuate="onLoad">
              <text:p/>
            </draw:image>
          </draw:frame>
          <draw:frame draw:style-name="gr2" draw:text-style-name="P2" draw:layer="layout" svg:width="1.73cm" svg:height="0.624cm" draw:transform="rotate (0.523598775598299) translate (9.045cm 15.511cm)">
            <draw:text-box>
              <text:p><text:span text:style-name="T1">12 cm</text:span></text:p>
            </draw:text-box>
          </draw:frame>
          <draw:frame draw:style-name="gr3" draw:text-style-name="P2" draw:layer="layout" svg:width="1.59cm" svg:height="0.71cm" draw:transform="rotate (0.698131700797732) translate (10.83cm 12.442cm)">
            <draw:text-box>
              <text:p><text:span text:style-name="T1">10 cm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2T11:21:09.151160768</meta:creation-date>
    <dc:date>2018-03-22T11:22:44.217804313</dc:date>
    <meta:editing-duration>PT1M35S</meta:editing-duration>
    <meta:editing-cycles>1</meta:editing-cycles>
    <meta:document-statistic meta:object-count="4"/>
    <meta:generator>LibreOffice/6.0.0.3$MacOSX_X86_64 LibreOffice_project/64a0f66915f38c6217de274f0aa8e15618924765</meta:generator>
  </office:meta>
</office:document-meta>
</file>